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/text:h>
      <text:h text:style-name="P1" text:outline-level="1">What next?</text:h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1:10:10.602645316</meta:creation-date>
    <dc:date>2025-11-22T11:11:26.434497677</dc:date>
    <meta:editing-duration>PT1M18S</meta:editing-duration>
    <meta:editing-cycles>1</meta:editing-cycles>
    <meta:document-statistic meta:table-count="0" meta:image-count="0" meta:object-count="0" meta:page-count="1" meta:paragraph-count="2" meta:word-count="3" meta:character-count="18" meta:non-whitespace-character-count="16"/>
    <meta:generator>LibreOffice/24.2.7.2$Linux_X86_64 LibreOffice_project/420$Build-2</meta:generator>
  </office:meta>
</office:document-meta>
</file>